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Roman" svg:font-family="'Nimbus Roman'" style:font-adornments="Bold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RENOTAZIONE" style:family="table">
      <style:table-properties style:width="2.9958in" fo:margin-left="0in" fo:margin-right="3.6972in" table:align="margins"/>
    </style:style>
    <style:style style:name="PRENOTAZIONE.A" style:family="table-column">
      <style:table-column-properties style:column-width="1.4313in" style:rel-column-width="31309*"/>
    </style:style>
    <style:style style:name="PRENOTAZIONE.B" style:family="table-column">
      <style:table-column-properties style:column-width="0.4507in" style:rel-column-width="9859*"/>
    </style:style>
    <style:style style:name="PRENOTAZIONE.C" style:family="table-column">
      <style:table-column-properties style:column-width="0.6236in" style:rel-column-width="13641*"/>
    </style:style>
    <style:style style:name="PRENOTAZIONE.D" style:family="table-column">
      <style:table-column-properties style:column-width="0.4903in" style:rel-column-width="10726*"/>
    </style:style>
    <style:style style:name="PRENOTAZION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ENOTAZION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LIENTE" style:family="table">
      <style:table-properties style:width="2.2486in" table:align="left"/>
    </style:style>
    <style:style style:name="CLIENTE.A" style:family="table-column">
      <style:table-column-properties style:column-width="0.5in"/>
    </style:style>
    <style:style style:name="CLIENTE.B" style:family="table-column">
      <style:table-column-properties style:column-width="0.9403in"/>
    </style:style>
    <style:style style:name="CLIENTE.C" style:family="table-column">
      <style:table-column-properties style:column-width="0.8083in"/>
    </style:style>
    <style:style style:name="CLIENT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LIENTE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UPON" style:family="table">
      <style:table-properties style:width="2.6035in" table:align="left"/>
    </style:style>
    <style:style style:name="COUPON.A" style:family="table-column">
      <style:table-column-properties style:column-width="1.3in"/>
    </style:style>
    <style:style style:name="COUPON.B" style:family="table-column">
      <style:table-column-properties style:column-width="0.6361in"/>
    </style:style>
    <style:style style:name="COUPON.C" style:family="table-column">
      <style:table-column-properties style:column-width="0.6674in"/>
    </style:style>
    <style:style style:name="COUPON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UPON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IZZA" style:family="table">
      <style:table-properties style:width="2.2563in" table:align="left"/>
    </style:style>
    <style:style style:name="PIZZA.A" style:family="table-column">
      <style:table-column-properties style:column-width="0.5in"/>
    </style:style>
    <style:style style:name="PIZZA.B" style:family="table-column">
      <style:table-column-properties style:column-width="1.1403in"/>
    </style:style>
    <style:style style:name="PIZZA.C" style:family="table-column">
      <style:table-column-properties style:column-width="0.616in"/>
    </style:style>
    <style:style style:name="PIZZA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IZZA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ORDINE_5f_PIZZA" style:display-name="ORDINE_PIZZA" style:family="table">
      <style:table-properties style:width="2.2722in" table:align="left"/>
    </style:style>
    <style:style style:name="ORDINE_5f_PIZZA.A" style:display-name="ORDINE_PIZZA.A" style:family="table-column">
      <style:table-column-properties style:column-width="0.7396in"/>
    </style:style>
    <style:style style:name="ORDINE_5f_PIZZA.B" style:display-name="ORDINE_PIZZA.B" style:family="table-column">
      <style:table-column-properties style:column-width="0.8938in"/>
    </style:style>
    <style:style style:name="ORDINE_5f_PIZZA.C" style:display-name="ORDINE_PIZZA.C" style:family="table-column">
      <style:table-column-properties style:column-width="0.6389in"/>
    </style:style>
    <style:style style:name="ORDINE_5f_PIZZA.A1" style:display-name="ORDINE_PIZZA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ORDINE_5f_PIZZA.C1" style:display-name="ORDINE_PIZZA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INGRED_5f_PIZZA" style:display-name="INGRED_PIZZA" style:family="table">
      <style:table-properties style:width="1.9729in" table:align="left"/>
    </style:style>
    <style:style style:name="INGRED_5f_PIZZA.A" style:display-name="INGRED_PIZZA.A" style:family="table-column">
      <style:table-column-properties style:column-width="1.0792in"/>
    </style:style>
    <style:style style:name="INGRED_5f_PIZZA.B" style:display-name="INGRED_PIZZA.B" style:family="table-column">
      <style:table-column-properties style:column-width="0.8938in"/>
    </style:style>
    <style:style style:name="INGRED_5f_PIZZA.A1" style:display-name="INGRED_PIZZA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GRED_5f_PIZZA.B1" style:display-name="INGRED_PIZZA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BEVANDA" style:family="table">
      <style:table-properties style:width="2.5014in" table:align="left"/>
    </style:style>
    <style:style style:name="BEVANDA.A" style:family="table-column">
      <style:table-column-properties style:column-width="0.5in"/>
    </style:style>
    <style:style style:name="BEVANDA.B" style:family="table-column">
      <style:table-column-properties style:column-width="1.3854in"/>
    </style:style>
    <style:style style:name="BEVANDA.C" style:family="table-column">
      <style:table-column-properties style:column-width="0.616in"/>
    </style:style>
    <style:style style:name="BEVANDA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BEVANDA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ORDINE_5f_BEVANDA" style:display-name="ORDINE_BEVANDA" style:family="table">
      <style:table-properties style:width="2.7611in" table:align="left"/>
    </style:style>
    <style:style style:name="ORDINE_5f_BEVANDA.A" style:display-name="ORDINE_BEVANDA.A" style:family="table-column">
      <style:table-column-properties style:column-width="0.984in"/>
    </style:style>
    <style:style style:name="ORDINE_5f_BEVANDA.B" style:display-name="ORDINE_BEVANDA.B" style:family="table-column">
      <style:table-column-properties style:column-width="1.1382in"/>
    </style:style>
    <style:style style:name="ORDINE_5f_BEVANDA.C" style:display-name="ORDINE_BEVANDA.C" style:family="table-column">
      <style:table-column-properties style:column-width="0.6389in"/>
    </style:style>
    <style:style style:name="ORDINE_5f_BEVANDA.A1" style:display-name="ORDINE_BEVANDA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ORDINE_5f_BEVANDA.C1" style:display-name="ORDINE_BEVANDA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Ubuntu Condensed" fo:font-size="22pt" fo:font-weight="bold" officeooo:rsid="001625b7" officeooo:paragraph-rsid="001625b7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Ubuntu Condensed" fo:font-size="15pt" fo:font-weight="bold" officeooo:rsid="0017d42f" officeooo:paragraph-rsid="0017d42f" style:font-size-asian="15pt" style:font-weight-asian="bold" style:font-size-complex="15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Nimbus Roman" fo:font-size="14pt" fo:font-weight="normal" officeooo:rsid="001625b7" officeooo:paragraph-rsid="001625b7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imbus Roman" fo:font-size="14pt" fo:font-weight="normal" officeooo:rsid="00165d7a" officeooo:paragraph-rsid="00165d7a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imbus Roman" fo:font-size="14pt" fo:font-weight="normal" officeooo:rsid="001820b9" officeooo:paragraph-rsid="001820b9" style:font-size-asian="12.25pt" style:font-weight-asian="normal" style:font-size-complex="14pt" style:font-weight-complex="normal"/>
    </style:style>
    <style:style style:name="P6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officeooo:rsid="001625b7" officeooo:paragraph-rsid="001625b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.5618in" style:auto-text-indent="false" style:page-number="auto" fo:background-color="transparent"/>
      <style:text-properties style:font-name="Ubuntu Condensed" fo:font-size="14pt" fo:font-weight="bold" officeooo:rsid="001625b7" officeooo:paragraph-rsid="001625b7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25b7" officeooo:paragraph-rsid="001625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20b9" officeooo:paragraph-rsid="001820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9c81f" officeooo:paragraph-rsid="0019c8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officeooo:rsid="001820b9" officeooo:paragraph-rsid="001820b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officeooo:rsid="0019c81f" officeooo:paragraph-rsid="0019c81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solid" style:text-underline-width="auto" style:text-underline-color="font-color" fo:font-weight="normal" officeooo:rsid="001625b7" officeooo:paragraph-rsid="001625b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solid" style:text-underline-width="auto" style:text-underline-color="font-color" fo:font-weight="normal" officeooo:rsid="001820b9" officeooo:paragraph-rsid="001820b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solid" style:text-underline-width="auto" style:text-underline-color="font-color" fo:font-weight="bold" officeooo:rsid="0019c81f" officeooo:paragraph-rsid="0019c81f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7d42f"/>
    </style:style>
    <style:style style:name="T2" style:family="text">
      <style:text-properties officeooo:rsid="001820b9"/>
    </style:style>
    <style:style style:name="T3" style:family="text">
      <style:text-properties officeooo:rsid="001a311b"/>
    </style:style>
    <style:style style:name="T4" style:family="text">
      <style:text-properties officeooo:rsid="001c9bf7"/>
    </style:style>
    <style:style style:name="T5" style:family="text">
      <style:text-properties officeooo:rsid="001cb48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svg:stroke-color="#000000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EMA RELAZIONALE <text:span text:style-name="T1">COMPLETO</text:span></text:p>
      <text:p text:style-name="P2">NORMALIZZATO IN TERZA FORMA NORMALE (3NF)</text:p>
      <text:p text:style-name="P7"/>
      <text:p text:style-name="P3">PRENOTAZIONE</text:p>
      <table:table table:name="PRENOTAZIONE" table:style-name="PRENOTAZIONE" table:template-name="Default Style">
        <table:table-column table:style-name="PRENOTAZIONE.A"/>
        <table:table-column table:style-name="PRENOTAZIONE.B"/>
        <table:table-column table:style-name="PRENOTAZIONE.C"/>
        <table:table-column table:style-name="PRENOTAZIONE.D"/>
        <table:table-row table:style-name="TableLine94841131192176">
          <table:table-cell table:style-name="PRENOTAZIONE.A1" office:value-type="string">
            <text:p text:style-name="P6">ID_PRENOTAZIONE</text:p>
          </table:table-cell>
          <table:table-cell table:style-name="PRENOTAZIONE.A1" office:value-type="string">
            <text:p text:style-name="P8">DATA</text:p>
          </table:table-cell>
          <table:table-cell table:style-name="PRENOTAZIONE.A1" office:value-type="string">
            <text:p text:style-name="P8">ORARIO</text:p>
          </table:table-cell>
          <table:table-cell table:style-name="PRENOTAZIONE.D1" office:value-type="string">
            <text:p text:style-name="P13">ID_CL</text:p>
          </table:table-cell>
        </table:table-row>
      </table:table>
      <text:p text:style-name="P5"><draw:frame text:anchor-type="paragraph" draw:z-index="0" draw:name="Shape1" draw:style-name="gr1" draw:text-style-name="P16" svg:width="2.1776in" svg:height="0.9594in" svg:x="4.2839in" svg:y="0.1244in"><draw:text-box><text:p>Legenda:</text:p><text:p><text:span text:style-name="T6">CHIAVE PRIMARIA</text:span></text:p><text:p><text:span text:style-name="T7">CHIAVE ESTERNA</text:span></text:p><text:p><text:span text:style-name="T8">ATTRIBUTO NON CHIAVE</text:span></text:p></draw:text-box></draw:frame></text:p>
      <text:p text:style-name="P4">C<text:span text:style-name="T2">LIENTE</text:span></text:p>
      <table:table table:name="CLIENTE" table:style-name="CLIENTE" table:template-name="Default Style">
        <table:table-column table:style-name="CLIENTE.A"/>
        <table:table-column table:style-name="CLIENTE.B"/>
        <table:table-column table:style-name="CLIENTE.C"/>
        <table:table-row table:style-name="TableLine94841131414448">
          <table:table-cell table:style-name="CLIENTE.A1" office:value-type="string">
            <text:p text:style-name="P9">NOME</text:p>
          </table:table-cell>
          <table:table-cell table:style-name="CLIENTE.A1" office:value-type="string">
            <text:p text:style-name="P11">ID_CLIENTE</text:p>
          </table:table-cell>
          <table:table-cell table:style-name="CLIENTE.C1" office:value-type="string">
            <text:p text:style-name="P9">TELEFONO</text:p>
          </table:table-cell>
        </table:table-row>
      </table:table>
      <text:p text:style-name="P4"/>
      <text:p text:style-name="P5">COUPON</text:p>
      <table:table table:name="COUPON" table:style-name="COUPON" table:template-name="Default Style">
        <table:table-column table:style-name="COUPON.A"/>
        <table:table-column table:style-name="COUPON.B"/>
        <table:table-column table:style-name="COUPON.C"/>
        <table:table-row table:style-name="TableLine94841131413456">
          <table:table-cell table:style-name="COUPON.A1" office:value-type="string">
            <text:p text:style-name="P11">CODICE_SCONTO</text:p>
          </table:table-cell>
          <table:table-cell table:style-name="COUPON.A1" office:value-type="string">
            <text:p text:style-name="P9">VALORE</text:p>
          </table:table-cell>
          <table:table-cell table:style-name="COUPON.C1" office:value-type="string">
            <text:p text:style-name="P14">ID_P<text:span text:style-name="T3">REN</text:span></text:p>
          </table:table-cell>
        </table:table-row>
      </table:table>
      <text:p text:style-name="P4"/>
      <text:p text:style-name="P5">PIZZA</text:p>
      <table:table table:name="PIZZA" table:style-name="PIZZA" table:template-name="Default Style">
        <table:table-column table:style-name="PIZZA.A"/>
        <table:table-column table:style-name="PIZZA.B"/>
        <table:table-column table:style-name="PIZZA.C"/>
        <table:table-row table:style-name="TableLine94841131472256">
          <table:table-cell table:style-name="PIZZA.A1" office:value-type="string">
            <text:p text:style-name="P9">NOME</text:p>
          </table:table-cell>
          <table:table-cell table:style-name="PIZZA.A1" office:value-type="string">
            <text:p text:style-name="P11">CODICE_PIZZA</text:p>
          </table:table-cell>
          <table:table-cell table:style-name="PIZZA.C1" office:value-type="string">
            <text:p text:style-name="P9">PREZZO</text:p>
          </table:table-cell>
        </table:table-row>
      </table:table>
      <text:p text:style-name="P4"/>
      <text:p text:style-name="P4">ORDINE_<text:span text:style-name="T2">PIZZA</text:span></text:p>
      <table:table table:name="ORDINE_PIZZA" table:style-name="ORDINE_5f_PIZZA" table:template-name="Default Style">
        <table:table-column table:style-name="ORDINE_5f_PIZZA.A"/>
        <table:table-column table:style-name="ORDINE_5f_PIZZA.B"/>
        <table:table-column table:style-name="ORDINE_5f_PIZZA.C"/>
        <table:table-row table:style-name="TableLine94841131478544">
          <table:table-cell table:style-name="ORDINE_5f_PIZZA.A1" office:value-type="string">
            <text:p text:style-name="P15">ID_P<text:span text:style-name="T5">REN</text:span></text:p>
          </table:table-cell>
          <table:table-cell table:style-name="ORDINE_5f_PIZZA.A1" office:value-type="string">
            <text:p text:style-name="P15">COD_PIZZA</text:p>
          </table:table-cell>
          <table:table-cell table:style-name="ORDINE_5f_PIZZA.C1" office:value-type="string">
            <text:p text:style-name="P10">N_PEZZI</text:p>
          </table:table-cell>
        </table:table-row>
      </table:table>
      <text:p text:style-name="P4"/>
      <text:p text:style-name="P4">INGRED_PIZZA</text:p>
      <table:table table:name="INGRED_PIZZA" table:style-name="INGRED_5f_PIZZA" table:template-name="Default Style">
        <table:table-column table:style-name="INGRED_5f_PIZZA.A"/>
        <table:table-column table:style-name="INGRED_5f_PIZZA.B"/>
        <table:table-row table:style-name="TableLine94841131484944">
          <table:table-cell table:style-name="INGRED_5f_PIZZA.A1" office:value-type="string">
            <text:p text:style-name="P12">INGREDIENTE</text:p>
          </table:table-cell>
          <table:table-cell table:style-name="INGRED_5f_PIZZA.B1" office:value-type="string">
            <text:p text:style-name="P15">COD_PIZZA</text:p>
          </table:table-cell>
        </table:table-row>
      </table:table>
      <text:p text:style-name="P4"/>
      <text:p text:style-name="P5">BEVANDA</text:p>
      <table:table table:name="BEVANDA" table:style-name="BEVANDA" table:template-name="Default Style">
        <table:table-column table:style-name="BEVANDA.A"/>
        <table:table-column table:style-name="BEVANDA.B"/>
        <table:table-column table:style-name="BEVANDA.C"/>
        <table:table-row table:style-name="TableLine94841131490192">
          <table:table-cell table:style-name="BEVANDA.A1" office:value-type="string">
            <text:p text:style-name="P10">NOME</text:p>
          </table:table-cell>
          <table:table-cell table:style-name="BEVANDA.A1" office:value-type="string">
            <text:p text:style-name="P12">CODICE_BEVANDA</text:p>
          </table:table-cell>
          <table:table-cell table:style-name="BEVANDA.C1" office:value-type="string">
            <text:p text:style-name="P10">PREZZO</text:p>
          </table:table-cell>
        </table:table-row>
      </table:table>
      <text:p text:style-name="P5"/>
      <text:p text:style-name="P5">ORDINE_BEVANDA</text:p>
      <table:table table:name="ORDINE_BEVANDA" table:style-name="ORDINE_5f_BEVANDA" table:template-name="Default Style">
        <table:table-column table:style-name="ORDINE_5f_BEVANDA.A"/>
        <table:table-column table:style-name="ORDINE_5f_BEVANDA.B"/>
        <table:table-column table:style-name="ORDINE_5f_BEVANDA.C"/>
        <table:table-row table:style-name="TableLine94841131497760">
          <table:table-cell table:style-name="ORDINE_5f_BEVANDA.A1" office:value-type="string">
            <text:p text:style-name="P15">ID_<text:span text:style-name="T5">PREN</text:span></text:p>
          </table:table-cell>
          <table:table-cell table:style-name="ORDINE_5f_BEVANDA.A1" office:value-type="string">
            <text:p text:style-name="P15">COD_BEVANDA</text:p>
          </table:table-cell>
          <table:table-cell table:style-name="ORDINE_5f_BEVANDA.C1" office:value-type="string">
            <text:p text:style-name="P10">N_PEZZI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Roman" svg:font-family="'Nimbus Roman'" style:font-adornments="Bold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45:11.347321535</meta:creation-date>
    <dc:date>2022-11-24T14:02:38.070121520</dc:date>
    <meta:editing-duration>PT1H35M46S</meta:editing-duration>
    <meta:editing-cycles>4</meta:editing-cycles>
    <meta:generator>LibreOffice/6.4.7.2$Linux_X86_64 LibreOffice_project/40$Build-2</meta:generator>
    <meta:document-statistic meta:table-count="8" meta:image-count="0" meta:object-count="0" meta:page-count="1" meta:paragraph-count="34" meta:word-count="41" meta:character-count="335" meta:non-whitespace-character-count="328"/>
  </office:meta>
</office:document-meta>
</file>